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8.739cm" fo:min-width="9.9cm"/>
    </style:style>
    <style:style style:name="gr2" style:family="graphic" style:parent-style-name="standard">
      <style:graphic-properties draw:textarea-horizontal-align="justify" draw:textarea-vertical-align="middle" draw:auto-grow-height="false" fo:min-height="2.458cm" fo:min-width="2.924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2.458cm" fo:min-width="2.6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03cm" fo:min-width="2.144cm"/>
      <style:paragraph-properties style:writing-mode="lr-tb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2.458cm" fo:min-width="4.4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503cm" fo:min-width="2.1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503cm" fo:min-width="2.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0.503cm" fo:min-width="3.02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458cm" fo:min-width="2.608cm"/>
      <style:paragraph-properties style:writing-mode="lr-tb"/>
    </style:style>
    <style:style style:name="gr12" style:family="graphic" style:parent-style-name="standard" style:list-style-name="L1">
      <style:graphic-properties draw:fill="solid" draw:fill-color="#cccccc" draw:textarea-horizontal-align="justify" draw:textarea-vertical-align="middle" draw:auto-grow-height="false" fo:min-height="6.101cm" fo:min-width="4.263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solid" draw:fill-color="#ea7500"/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8pt" fo:background-color="#f10d0c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0.4cm" svg:height="8.989cm" svg:x="0.545cm" svg:y="6.5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16cm" svg:height="3cm" svg:x="0.951cm" svg:y="11.3cm">
          <text:p text:style-name="P2"><text:span text:style-name="T1">Service 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019cm" svg:y1="4.226cm" svg:x2="3.019cm" svg:y2="6.394cm">
          <text:p/>
        </draw:line>
        <draw:custom-shape draw:style-name="gr4" draw:text-style-name="P5" draw:layer="layout" svg:width="3.4cm" svg:height="3cm" svg:x="1.024cm" svg:y="6.876cm">
          <text:p text:style-name="P4"><text:span text:style-name="T2">Auth Su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016cm" svg:y1="13.623cm" svg:x2="4.642cm" svg:y2="13.596cm">
          <text:p/>
        </draw:line>
        <draw:frame draw:style-name="gr5" draw:text-style-name="P6" draw:layer="layout" svg:width="2.2cm" svg:height="1.673cm" svg:x="5.122cm" svg:y="9.71cm">
          <draw:text-box>
            <text:p><text:span text:style-name="T3">Token</text:span></text:p>
            <text:p><text:span text:style-name="T1"/></text:p>
          </draw:text-box>
        </draw:frame>
        <draw:line draw:style-name="gr3" draw:text-style-name="P3" draw:layer="layout" svg:x1="5.375cm" svg:y1="9.749cm" svg:x2="4.603cm" svg:y2="8.811cm">
          <text:p/>
        </draw:line>
        <draw:frame draw:style-name="gr6" draw:text-style-name="P7" draw:layer="layout" svg:width="2.644cm" svg:height="0.753cm" svg:x="4.805cm" svg:y="8.783cm">
          <draw:text-box>
            <text:p><text:span text:style-name="T2">Write token</text:span></text:p>
          </draw:text-box>
        </draw:frame>
        <draw:line draw:style-name="gr3" draw:text-style-name="P3" draw:layer="layout" svg:x1="5.31cm" svg:y1="10.528cm" svg:x2="4.189cm" svg:y2="11.282cm">
          <text:p/>
        </draw:line>
        <draw:custom-shape draw:style-name="gr7" draw:text-style-name="P8" draw:layer="layout" svg:width="5.277cm" svg:height="3cm" svg:x="0.364cm" svg:y="1.188cm">
          <text:p text:style-name="P4"><text:span text:style-name="T2">Authentication Provider</text:span></text:p>
          <text:p text:style-name="P4"><text:span text:style-name="T2">(Keycloa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2.678cm" svg:height="0.753cm" svg:x="4.788cm" svg:y="10.884cm">
          <draw:text-box>
            <text:p><text:span text:style-name="T2">Read token</text:span></text:p>
          </draw:text-box>
        </draw:frame>
        <draw:frame draw:style-name="gr9" draw:text-style-name="P7" draw:layer="layout" svg:width="3.3cm" svg:height="0.753cm" svg:x="5.439cm" svg:y="12.578cm">
          <draw:text-box>
            <text:p><text:span text:style-name="T2">HTTP Request</text:span></text:p>
          </draw:text-box>
        </draw:frame>
        <draw:frame draw:style-name="gr5" draw:text-style-name="P6" draw:layer="layout" svg:width="2.2cm" svg:height="1.673cm" svg:x="8.283cm" svg:y="13.687cm">
          <draw:text-box>
            <text:p><text:span text:style-name="T3">Token</text:span></text:p>
            <text:p><text:span text:style-name="T1"/></text:p>
          </draw:text-box>
        </draw:frame>
        <draw:frame draw:style-name="gr10" draw:text-style-name="P7" draw:layer="layout" svg:width="3.524cm" svg:height="0.753cm" svg:x="-0.214cm" svg:y="5.279cm">
          <draw:text-box>
            <text:p><text:span text:style-name="T2">Authentication</text:span></text:p>
          </draw:text-box>
        </draw:frame>
        <draw:frame draw:style-name="gr6" draw:text-style-name="P7" draw:layer="layout" svg:width="2.644cm" svg:height="0.753cm" svg:x="4.805cm" svg:y="8.784cm">
          <draw:text-box>
            <text:p><text:span text:style-name="T2">Write token</text:span></text:p>
          </draw:text-box>
        </draw:frame>
        <draw:frame draw:style-name="gr6" draw:text-style-name="P7" draw:layer="layout" svg:width="2.644cm" svg:height="0.753cm" svg:x="4.805cm" svg:y="8.784cm">
          <draw:text-box>
            <text:p><text:span text:style-name="T2">Write token</text:span></text:p>
          </draw:text-box>
        </draw:frame>
        <draw:custom-shape draw:style-name="gr11" draw:text-style-name="P2" draw:layer="layout" svg:width="3.4cm" svg:height="3cm" svg:x="21.213cm" svg:y="11.596cm">
          <text:p text:style-name="P2"><text:span text:style-name="T1">Service</text:span></text:p>
          <text:p text:style-name="P2"><text:span text:style-name="T1">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277cm" svg:height="6.865cm" svg:x="14.077cm" svg:y="8.313cm">
          <text:p text:style-name="P9"><text:span text:style-name="T2">Centralized Authorization</text:span></text:p>
          <text:p text:style-name="P9"><text:span text:style-name="T4">(ISTIO Service Mesh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1.077cm" svg:y1="13.623cm" svg:x2="19.361cm" svg:y2="13.641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eeeee" draw:marker-start-width="0.2cm" draw:marker-start-center="false" draw:marker-end-width="0.2cm" draw:marker-end-center="false" draw:fill="solid" draw:fill-color="#729fcf" draw:textarea-horizontal-align="center" draw:auto-grow-heigh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d62e4e" draw:marker-start="Symmetric_20_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7:21:31.661897271</meta:creation-date>
    <dc:date>2022-12-16T10:33:35.264301370</dc:date>
    <meta:editing-duration>P1DT5H34M32S</meta:editing-duration>
    <meta:editing-cycles>81</meta:editing-cycles>
    <meta:generator>LibreOffice/6.4.7.2$Linux_X86_64 LibreOffice_project/40$Build-2</meta:generator>
    <meta:document-statistic meta:object-count="42"/>
  </office:meta>
</office:document-meta>
</file>